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Heading_20_2" style:master-page-name="">
      <style:paragraph-properties style:page-number="auto" fo:break-before="page"/>
    </style:style>
    <style:style style:name="P43" style:family="paragraph" style:parent-style-name="Heading_20_3" style:master-page-name="">
      <style:paragraph-properties style:page-number="auto" fo:break-before="page"/>
    </style:style>
    <style:style style:name="P44" style:family="paragraph" style:parent-style-name="Corps_20_de_20_texte.Paragraph" style:list-style-name="L22">
      <style:paragraph-properties fo:margin-left="1.251cm" fo:margin-right="0cm" fo:text-indent="0cm" style:auto-text-indent="false"/>
    </style:style>
    <style:style style:name="P45"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per 58%"/>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1.251cm" fo:margin-right="0cm" fo:text-indent="0cm" style:auto-text-indent="false"/>
    </style:style>
    <style:style style:name="P80" style:family="paragraph" style:parent-style-name="Text_20_body" style:list-style-name="L27">
      <style:paragraph-properties fo:margin-left="1.251cm" fo:margin-right="0cm" fo:text-indent="0cm" style:auto-text-indent="false"/>
    </style:style>
    <style:style style:name="P81" style:family="paragraph" style:parent-style-name="Text_20_body" style:list-style-name="L33">
      <style:paragraph-properties fo:margin-left="2.205cm" fo:margin-right="0cm" fo:text-indent="0cm" style:auto-text-indent="false"/>
    </style:style>
    <style:style style:name="P82" style:family="paragraph" style:parent-style-name="Standard" style:list-style-name="L25"/>
    <style:style style:name="P83" style:family="paragraph" style:parent-style-name="Standard" style:list-style-name="L33"/>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fr-FR-0.99.0.oxt&#13;&#13;16.06.2020 10:06:13&#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fr-FR-A-0.99.0.oxt&#13;&#13;16.06.2020 10:06:2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fr-FR-L-0.99.0.oxt&#13;&#13;16.06.2020 10:06: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tools eExtension : <text:file-name text:display="name">curly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177963260444218099"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623272911683265673" text:style-name="L2">
        <text:list-item>
          <text:p text:style-name="P47">Version 2.1.2 :</text:p>
        </text:list-item>
      </text:list>
      <text:list xml:id="list7016229386025640720" text:style-name="L3">
        <text:list-item>
          <text:list>
            <text:list-item>
              <text:p text:style-name="P48">Localized help : resolved non-functional hyperlink due to API incompatibility introduced by Apache OpenOffice 4.1 (and LibreOffice 4.0).</text:p>
            </text:list-item>
          </text:list>
        </text:list-item>
      </text:list>
      <text:list xml:id="list30277819" text:continue-list="list5623272911683265673" text:style-name="L2">
        <text:list-item>
          <text:p text:style-name="P47">Version 2.1.1 :</text:p>
        </text:list-item>
      </text:list>
      <text:list xml:id="list5545988884750814946"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30280827" text:continue-list="list30277819" text:style-name="L2">
        <text:list-item>
          <text:p text:style-name="P47">Version 2.1.0 :</text:p>
        </text:list-item>
      </text:list>
      <text:list xml:id="list5955718550513737867"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30269699" text:continue-list="list30280827" text:style-name="L2">
        <text:list-item>
          <text:p text:style-name="P47">Version 2.0.0 :</text:p>
        </text:list-item>
      </text:list>
      <text:list xml:id="list2087857626737528115"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30290821" text:continue-list="list30269699" text:style-name="L2">
        <text:list-item>
          <text:p text:style-name="P47">Version 1.5.3 :</text:p>
        </text:list-item>
      </text:list>
      <text:list xml:id="list908839453787439098"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182979924391435861" text:style-name="L8">
        <text:list-item>
          <text:p text:style-name="P53">Basic library Standard, Module1 : your instruction inside the Sub myExtension</text:p>
        </text:list-item>
        <text:list-item>
          <text:p text:style-name="P53"><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737935894100664608"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87183356128464662"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383948990528401186"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34481299295349059" text:style-name="L12">
        <text:list-item text:start-value="1">
          <text:p text:style-name="P57">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174183055267226688"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4125579240171158468"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091149525602675534"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033005930469713745"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706818880717133185" text:style-name="L17">
        <text:list-item>
          <text:p text:style-name="P62">Arg1 : <text:span text:style-name="InstructionMacro">String</text:span> : mandatory, type of control used for the button</text:p>
        </text:list-item>
      </text:list>
      <text:list xml:id="list2294844455057403810"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863054943385780802"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744653793733737563"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133369600050242621"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609228420780983283"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69135725510026509"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563327018463385951"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506521234262392001" text:style-name="L25">
        <text:list-item text:start-value="1">
          <text:p text:style-name="P8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133554844842187913"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143453752438774877"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194713821334466280"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744657579751946556"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308295110708873269"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472259098190260617"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678388902066282505"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9041099421824791936" text:style-name="L33">
        <text:list-item text:start-value="1">
          <text:p text:style-name="P8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8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8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216238102435338127"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curly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fr-FR) </text:p>
      <text:p text:style-name="tooltipText"/>
      <text:p text:style-name="tooltipLang"><text:bookmark-start text:name="__RefHeading__44467_325084090"/>Tooltip <text:s/>fr<text:bookmark-end text:name="__RefHeading__44467_325084090"/></text:p>
      <text:p text:style-name="descrText">curly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urly (fr-FR).</text:p>
      <text:p text:style-name="descrText"><text:soft-page-break/>Smart quotes, typographical apostrophes, ellipses and so on.</text:p>
      <text:p text:style-name="descrLang"><text:bookmark-start text:name="__RefHeading__78156_325084090"/>Description fr<text:bookmark-end text:name="__RefHeading__78156_325084090"/></text:p>
      <text:p text:style-name="descrText">curly (fr-FR).</text:p>
      <text:p text:style-name="descrText">Citations intelligentes, apostrophes typographiques, ellipses, etc.</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425506316299766337"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10216613809738629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01964951964004987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27591682519672710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27085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70272772537284912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58169327615124580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78428928033509646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6</dc:date>
     <text:p>internal</text:p>
     <text:p>Page2</text:p>
     <text:p/>
    </office:annotation>Paragraph styles</text:p>
      <text:p text:style-name="P28"><office:annotation>
     <dc:creator>BM</dc:creator>
     <dc:date>2008-03-13T00:00:00.46</dc:date>
     <text:p>internal</text:p>
     <text:p>Page7</text:p>
     <text:p/>
    </office:annotation>Hyperlinks</text:p>
      <text:p text:style-name="hlp_5f_paragraph"><text:span text:style-name="T14"><office:annotation>
      <dc:creator>BM</dc:creator>
      <dc:date>2008-03-13T00:00:00.46</dc:date>
      <text:p>internal</text:p>
      <text:p>Page3</text:p>
      <text:p/>
     </office:annotation></text:span><text:span text:style-name="T14">Text formatting</text:span></text:p>
      <text:p text:style-name="P28"><office:annotation>
     <dc:creator>BM</dc:creator>
     <dc:date>2008-03-26T00:00:00.4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7</dc:date>
     <text:p>external</text:p>
     <text:p>text/swriter/main0210.xhp</text:p>
     <text:p/>
    </office:annotation><text:span text:style-name="T14">Preview topic</text:span> </text:p>
      <text:p text:style-name="hlp_5f_paragraph">This hyperlink displays <text:s/><office:annotation>
     <dc:creator>BM</dc:creator>
     <dc:date>2008-03-15T00:00:00.4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295758" text:continue-list="list310216613809738629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287291" text:continue-list="list3027085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7</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48</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48</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0280488" text:continue-list="list3029575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5" meta:character-count="8186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fr-FR", "0.99.0") ' fill with your values
  setExtensionDescription("en, de")
  setDisplayName("en", "curly (fr-FR)")
  setDisplayName("fr", "curly (fr-FR)")
  setTooltip("en, fr", "en") ' deprecated ! starting from 3.1,use instead setExtensionDescription
endDescription  


beginAnnexes 
  useLibrary("Basic", "curly_fr-FR/")
endAnnexes


beginAddonUI

  beginOfficeMenuBarMerging

    beginMergeInstruction("Writer")
      	setMergePoint(".uno:FormatMenu\.uno:PageDialog", "AddAfter", "AddLast") 

      	beginMergeItems
      
        	addSeparator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curly quotes)", "en")
		              setTitle("Afficher le discours direct (fonctionne avec des citations bouclées)", "fr")
		            endTitles
		            setURL("Basic", "curly_fr-FR", "QM_fr_FR", "ShowDirectSpeech")
				endCommand
		
				beginCommand
		            beginTitles("Writer")
		              setTitle("Back to standard view", "en")
		              setTitle("Retour à l'affichage standard", "fr")
		            endTitles
		            setURL("Basic", "curly_fr-FR", "QM_fr_FR", "StandardView")
				endCommand    
		
		      endMenuItems
		    endMenu


        
      
	    
    	endMergeItems

  	endMergeInstruction

  endOfficeMenuBarMerging



  beginOfficeToolbar

    beginTbTitles("Writer")
      setTitle("curly fr-FR")
    endTbTitles

		beginButton()
            beginTitles("Writer")
              setTitle("Convert ellipses and apostrophes", "en")
              setTitle("Convertir les ellipses et les apostrophes", "fr")
            endTitles
            setURL("Basic", "curly_fr-FR", "Common", "Main")
			setImage("icons/Work")
		endButton

		beginButton()
            beginTitles("Writer")
              setTitle("En-dash to two hyphens (– → --)", "en")
              setTitle("Tiret moyen à deux traits d'union (– → --)", "fr")
            endTitles
            setURL("Basic", "curly_fr-FR", "Revert", "Dash")
			setImage("icons/DoubleHyphen")
		endButton    

		beginButton()
            beginTitles("Writer")
              setTitle("Two hyphens to en-dash (-- → –)", "en")
              setTitle("Deux traits d'union à tiret moyen (-- → –)", "fr")
            endTitles
            setURL("Basic", "curly_fr-FR", "Common", "En_dash")
			setImage("icons/EnDash")
		endButton    

        addSeparator

		beginButton()
            beginTitles("Writer")
              setTitle("Show direct speech", "en")
              setTitle("Afficher le discours direct", "fr")
            endTitles
            setURL("Basic", "curly_fr-FR", "QM_fr_FR", "ShowDirectSpeech")
			setImage("icons/DirectSpeech")
		endButton

		beginButton()
            beginTitles("Writer")
              setTitle("Back to standard view", "en")
              setTitle("Retour à l'affichage standard", "fr")
            endTitles
            setURL("Basic", "curly_fr-FR", "QM_fr_FR", "StandardView")
			setImage("icons/StandardView")
		endButton    

  endOfficeToolbar


  beginAddonMenu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curly quotes)", "en")
              setTitle("Afficher le discours direct (fonctionne avec des citations bouclées)", "fr")
            endTitles
            setURL("Basic", "curly_fr-FR", "QM_fr_FR", "ShowDirectSpeech")
		endCommand

		beginCommand
            beginTitles("Writer")
              setTitle("Back to standard view", "en")
              setTitle("Retour à l'affichage standard", "fr")
            endTitles
            setURL("Basic", "curly_fr-FR", "QM_fr_FR",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